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9.001cm" table:align="margins" fo:background-color="transparent">
        <style:background-image/>
      </style:table-properties>
    </style:style>
    <style:style style:name="Tableau2.A" style:family="table-column">
      <style:table-column-properties style:column-width="2cm" style:rel-column-width="1134*"/>
    </style:style>
    <style:style style:name="Tableau2.B" style:family="table-column">
      <style:table-column-properties style:column-width="7.5cm" style:rel-column-width="4252*"/>
    </style:style>
    <style:style style:name="Tableau2.1" style:family="table-row">
      <style:table-row-properties style:min-row-height="1cm" fo:background-color="transparent">
        <style:background-image/>
      </style:table-row-properties>
    </style:style>
    <style:style style:name="Tableau2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9.001cm" table:align="margins" fo:background-color="transparent">
        <style:background-image/>
      </style:table-properties>
    </style:style>
    <style:style style:name="Tableau1.A" style:family="table-column">
      <style:table-column-properties style:column-width="2cm" style:rel-column-width="1134*"/>
    </style:style>
    <style:style style:name="Tableau1.B" style:family="table-column">
      <style:table-column-properties style:column-width="7.5cm" style:rel-column-width="4252*"/>
    </style:style>
    <style:style style:name="Tableau1.1" style:family="table-row">
      <style:table-row-properties style:min-row-height="1cm" fo:background-color="transparent">
        <style:background-image/>
      </style:table-row-properties>
    </style:style>
    <style:style style:name="Tableau1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C3" style:family="table-cell">
      <style:table-cell-properties style:vertical-align="middle" fo:padding="0.097cm" fo:border="none"/>
    </style:style>
    <style:style style:name="Tableau1.D3" style:family="table-cell">
      <style:table-cell-properties style:vertical-align="middle" fo:padding="0.097cm" fo:border="none"/>
    </style:style>
    <style:style style:name="P1" style:family="paragraph" style:parent-style-name="Header">
      <style:text-properties style:font-name="Comic Sans MS" fo:font-weight="bold" officeooo:rsid="003bfe68" officeooo:paragraph-rsid="003bfe68" style:font-weight-asian="bold" style:font-weight-complex="bold"/>
    </style:style>
    <style:style style:name="P2" style:family="paragraph" style:parent-style-name="Standard">
      <style:text-properties fo:color="#008000" style:font-name="Comic Sans MS" fo:font-size="12pt" fo:font-weight="bold" officeooo:rsid="0059e792" officeooo:paragraph-rsid="0059e792" style:font-size-asian="12pt" style:font-weight-asian="bold" style:font-size-complex="12pt" style:font-weight-complex="bold"/>
    </style:style>
    <style:style style:name="P3" style:family="paragraph" style:parent-style-name="Standard">
      <style:text-properties fo:color="#008000" style:font-name="Comic Sans MS" fo:font-size="10pt" fo:font-weight="bold" officeooo:rsid="0059e792" officeooo:paragraph-rsid="0059e792" style:font-size-asian="10pt" style:font-weight-asian="bold" style:font-size-complex="10pt" style:font-weight-complex="bold"/>
    </style:style>
    <style:style style:name="P4" style:family="paragraph" style:parent-style-name="Standard">
      <style:text-properties fo:color="#008000" style:font-name="Comic Sans MS" fo:font-size="10pt" fo:font-weight="bold" officeooo:rsid="0059e792" officeooo:paragraph-rsid="005df615" style:font-size-asian="10pt" style:font-weight-asian="bold" style:font-size-complex="10pt" style:font-weight-complex="bold"/>
    </style:style>
    <style:style style:name="P5" style:family="paragraph" style:parent-style-name="Standard">
      <style:text-properties fo:color="#008000" style:font-name="Comic Sans MS" fo:font-size="10pt" fo:font-weight="bold" officeooo:rsid="005c2adf" officeooo:paragraph-rsid="005c2adf" style:font-size-asian="10pt" style:font-weight-asian="bold" style:font-size-complex="10pt" style:font-weight-complex="bold"/>
    </style:style>
    <style:style style:name="P6" style:family="paragraph" style:parent-style-name="Standard">
      <style:text-properties fo:color="#008000" style:font-name="Comic Sans MS" fo:font-size="10pt" fo:font-weight="bold" officeooo:rsid="005c2adf" officeooo:paragraph-rsid="005df615" style:font-size-asian="10pt" style:font-weight-asian="bold" style:font-size-complex="10pt" style:font-weight-complex="bold"/>
    </style:style>
    <style:style style:name="P7" style:family="paragraph" style:parent-style-name="Standard">
      <style:text-properties fo:color="#008000" style:font-name="Comic Sans MS" fo:font-size="10pt" fo:font-weight="normal" officeooo:rsid="00560181" officeooo:paragraph-rsid="00560181" style:font-size-asian="10pt" style:font-weight-asian="normal" style:font-size-complex="10pt" style:font-weight-complex="normal"/>
    </style:style>
    <style:style style:name="P8" style:family="paragraph" style:parent-style-name="Standard">
      <style:text-properties fo:color="#008000" style:font-name="Comic Sans MS" fo:font-size="10pt" fo:font-weight="normal" officeooo:rsid="00560181" officeooo:paragraph-rsid="005df615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8000" style:font-name="Comic Sans MS" fo:font-size="10pt" fo:font-weight="normal" officeooo:rsid="00560181" officeooo:paragraph-rsid="0064b584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font-name="Comic Sans MS" fo:font-size="10pt" fo:font-weight="normal" officeooo:rsid="0059e792" officeooo:paragraph-rsid="0059e792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Comic Sans MS" fo:font-size="10pt" fo:font-weight="normal" officeooo:rsid="0059e792" officeooo:paragraph-rsid="005bcda6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font-name="Comic Sans MS" fo:font-size="10pt" fo:font-weight="normal" officeooo:rsid="0059e792" officeooo:paragraph-rsid="005df615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font-name="Comic Sans MS" fo:font-size="10pt" fo:font-weight="normal" officeooo:rsid="0055eb1c" officeooo:paragraph-rsid="0055eb1c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font-name="Comic Sans MS" fo:font-size="10pt" fo:font-weight="normal" officeooo:rsid="0055eb1c" officeooo:paragraph-rsid="005df615" style:font-size-asian="10pt" style:font-weight-asian="normal" style:font-size-complex="10pt" style:font-weight-complex="normal"/>
    </style:style>
    <style:style style:name="P15" style:family="paragraph" style:parent-style-name="Standard">
      <style:text-properties style:font-name="Comic Sans MS" fo:font-size="10pt" fo:font-weight="normal" officeooo:rsid="005bcda6" officeooo:paragraph-rsid="005c2adf" style:font-size-asian="10pt" style:font-weight-asian="normal" style:font-size-complex="10pt" style:font-weight-complex="normal"/>
    </style:style>
    <style:style style:name="P16" style:family="paragraph" style:parent-style-name="Standard">
      <style:text-properties style:font-name="Comic Sans MS" fo:font-size="10pt" fo:font-weight="normal" officeooo:rsid="005bcda6" officeooo:paragraph-rsid="005df615" style:font-size-asian="10pt" style:font-weight-asian="normal" style:font-size-complex="10pt" style:font-weight-complex="normal"/>
    </style:style>
    <style:style style:name="P17" style:family="paragraph" style:parent-style-name="Standard">
      <style:text-properties style:font-name="Comic Sans MS" fo:font-size="10pt" fo:font-weight="normal" officeooo:rsid="005bcda6" officeooo:paragraph-rsid="00655c23" style:font-size-asian="10pt" style:font-weight-asian="normal" style:font-size-complex="10pt" style:font-weight-complex="normal"/>
    </style:style>
    <style:style style:name="P18" style:family="paragraph" style:parent-style-name="Standard">
      <style:text-properties style:font-name="Comic Sans MS" fo:font-size="10pt" fo:font-weight="normal" officeooo:rsid="005c2adf" officeooo:paragraph-rsid="005c2adf" style:font-size-asian="10pt" style:font-weight-asian="normal" style:font-size-complex="10pt" style:font-weight-complex="normal"/>
    </style:style>
    <style:style style:name="P19" style:family="paragraph" style:parent-style-name="Standard">
      <style:text-properties style:font-name="Comic Sans MS" fo:font-size="10pt" fo:font-weight="normal" officeooo:rsid="005c2adf" officeooo:paragraph-rsid="005df615" style:font-size-asian="10pt" style:font-weight-asian="normal" style:font-size-complex="10pt" style:font-weight-complex="normal"/>
    </style:style>
    <style:style style:name="P20" style:family="paragraph" style:parent-style-name="Standard">
      <style:text-properties style:font-name="Comic Sans MS" fo:font-size="10pt" fo:font-weight="normal" officeooo:rsid="005c2adf" officeooo:paragraph-rsid="005e3b8b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omic Sans MS" fo:font-size="10pt" fo:font-weight="normal" officeooo:rsid="005c2adf" officeooo:paragraph-rsid="0064b584" style:font-size-asian="10pt" style:font-weight-asian="normal" style:font-size-complex="10pt" style:font-weight-complex="normal"/>
    </style:style>
    <style:style style:name="P22" style:family="paragraph" style:parent-style-name="Standard">
      <style:text-properties style:font-name="Comic Sans MS" fo:font-size="10pt" fo:font-weight="normal" officeooo:rsid="005c2adf" officeooo:paragraph-rsid="0064b584" style:font-size-asian="10pt" style:font-weight-asian="normal" style:font-size-complex="10pt" style:font-weight-complex="normal"/>
    </style:style>
    <style:style style:name="P23" style:family="paragraph" style:parent-style-name="Standard">
      <style:text-properties style:font-name="Comic Sans MS" fo:font-size="10pt" fo:font-weight="normal" officeooo:rsid="00604142" officeooo:paragraph-rsid="00604142" style:font-size-asian="10pt" style:font-weight-asian="normal" style:font-size-complex="10pt" style:font-weight-complex="normal"/>
    </style:style>
    <style:style style:name="P24" style:family="paragraph" style:parent-style-name="Standard">
      <style:text-properties style:font-name="Comic Sans MS" fo:font-size="10pt" fo:font-weight="normal" officeooo:rsid="00604142" officeooo:paragraph-rsid="0064b584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Comic Sans MS" fo:font-size="10pt" fo:font-weight="normal" officeooo:rsid="0064b584" officeooo:paragraph-rsid="00655c23" style:font-size-asian="10pt" style:font-weight-asian="normal" style:font-size-complex="10pt" style:font-weight-complex="normal"/>
    </style:style>
    <style:style style:name="P26" style:family="paragraph" style:parent-style-name="Standard">
      <style:text-properties style:font-name="Comic Sans MS" fo:font-size="10pt" officeooo:rsid="001e10ae" officeooo:paragraph-rsid="001e10ae" style:font-size-asian="10pt" style:font-size-complex="10pt"/>
    </style:style>
    <style:style style:name="P27" style:family="paragraph" style:parent-style-name="Standard">
      <style:text-properties style:font-name="Comic Sans MS" fo:font-size="10pt" fo:font-weight="bold" officeooo:rsid="004895f2" officeooo:paragraph-rsid="00560181" style:font-size-asian="10pt" style:font-weight-asian="bold" style:font-size-complex="10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Comic Sans MS" fo:font-size="10pt" fo:font-weight="bold" officeooo:rsid="005e3b8b" officeooo:paragraph-rsid="005e3b8b" style:font-size-asian="10pt" style:font-weight-asian="bold" style:font-size-complex="10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use-window-font-color="true" style:font-name="Comic Sans MS" fo:font-size="10pt" fo:font-weight="normal" officeooo:rsid="005c2adf" officeooo:paragraph-rsid="0064b584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use-window-font-color="true" style:font-name="Comic Sans MS" fo:font-size="10pt" fo:font-weight="normal" officeooo:rsid="005e3b8b" officeooo:paragraph-rsid="005e3b8b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use-window-font-color="true" style:font-name="Comic Sans MS" fo:font-size="10pt" fo:font-weight="normal" officeooo:rsid="005e3b8b" officeooo:paragraph-rsid="005f682b" style:font-size-asian="10pt" style:font-weight-asian="normal" style:font-size-complex="10pt" style:font-weight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style:use-window-font-color="true" style:font-name="Comic Sans MS" fo:font-size="10pt" fo:font-weight="normal" officeooo:rsid="005e3b8b" officeooo:paragraph-rsid="005f682b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use-window-font-color="true" style:font-name="Comic Sans MS" fo:font-size="10pt" fo:font-weight="normal" officeooo:rsid="005e3b8b" officeooo:paragraph-rsid="00604142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use-window-font-color="true" style:font-name="Comic Sans MS" fo:font-size="10pt" fo:font-weight="normal" officeooo:rsid="006142aa" officeooo:paragraph-rsid="006142aa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use-window-font-color="true" style:font-name="Comic Sans MS" fo:font-size="10pt" fo:font-weight="normal" officeooo:rsid="0064b584" officeooo:paragraph-rsid="0064b584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use-window-font-color="true" style:font-name="Comic Sans MS" fo:font-size="10pt" fo:font-weight="normal" officeooo:rsid="00655c23" officeooo:paragraph-rsid="00655c23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use-window-font-color="true" style:font-name="Comic Sans MS" fo:font-size="10pt" fo:font-weight="normal" officeooo:rsid="0065828f" officeooo:paragraph-rsid="0065828f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use-window-font-color="true" style:font-name="Comic Sans MS" fo:font-size="10pt" fo:font-weight="bold" officeooo:rsid="005e3b8b" officeooo:paragraph-rsid="005e3b8b" style:font-size-asian="10pt" style:font-weight-asian="bold" style:font-size-complex="10pt" style:font-weight-complex="bold"/>
    </style:style>
    <style:style style:name="P39" style:family="paragraph" style:parent-style-name="Standard">
      <style:paragraph-properties fo:text-align="center" style:justify-single-word="false"/>
      <style:text-properties fo:color="#0000ff" style:font-name="Comic Sans MS" fo:font-size="16pt" fo:font-weight="bold" officeooo:rsid="0047b553" officeooo:paragraph-rsid="001e10ae" style:font-size-asian="16pt" style:font-weight-asian="bold" style:font-size-complex="16pt" style:font-weight-complex="bold"/>
    </style:style>
    <style:style style:name="P40" style:family="paragraph" style:parent-style-name="Standard">
      <style:paragraph-properties fo:break-before="page"/>
      <style:text-properties fo:color="#008000" style:font-name="Comic Sans MS" fo:font-size="12pt" fo:font-weight="bold" officeooo:rsid="0059e792" officeooo:paragraph-rsid="005df615" style:font-size-asian="12pt" style:font-weight-asian="bold" style:font-size-complex="12pt" style:font-weight-complex="bold"/>
    </style:style>
    <style:style style:name="P41" style:family="paragraph" style:parent-style-name="Footer">
      <style:paragraph-properties fo:text-align="end" style:justify-single-word="false"/>
      <style:text-properties style:font-name="Comic Sans MS" fo:font-size="10pt" fo:font-weight="bold" style:font-size-asian="10pt" style:font-weight-asian="bold" style:font-size-complex="10pt" style:font-weight-complex="bold"/>
    </style:style>
    <style:style style:name="T1" style:family="text">
      <style:text-properties officeooo:rsid="0056018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895f2" style:font-weight-asian="bold" style:font-weight-complex="bold"/>
    </style:style>
    <style:style style:name="T4" style:family="text">
      <style:text-properties fo:font-weight="bold" officeooo:rsid="005df615" style:font-weight-asian="bold" style:font-weight-complex="bold"/>
    </style:style>
    <style:style style:name="T5" style:family="text">
      <style:text-properties fo:font-weight="bold" officeooo:rsid="005f682b" style:font-weight-asian="bold" style:font-weight-complex="bold"/>
    </style:style>
    <style:style style:name="T6" style:family="text">
      <style:text-properties fo:font-weight="bold" officeooo:rsid="00655c23" style:font-weight-asian="bold" style:font-weight-complex="bold"/>
    </style:style>
    <style:style style:name="T7" style:family="text">
      <style:text-properties fo:font-style="normal" style:font-style-asian="normal"/>
    </style:style>
    <style:style style:name="T8" style:family="text">
      <style:text-properties fo:font-style="normal" officeooo:rsid="007079e9" style:font-style-asian="normal"/>
    </style:style>
    <style:style style:name="T9" style:family="text">
      <style:text-properties fo:font-style="normal" officeooo:rsid="005df615" style:font-style-asian="normal"/>
    </style:style>
    <style:style style:name="T10" style:family="text">
      <style:text-properties fo:font-style="normal" officeooo:rsid="005f682b" style:font-style-asian="normal"/>
    </style:style>
    <style:style style:name="T11" style:family="text">
      <style:text-properties fo:font-style="normal" officeooo:rsid="00604142" style:font-style-asian="normal"/>
    </style:style>
    <style:style style:name="T12" style:family="text">
      <style:text-properties fo:font-style="normal" officeooo:rsid="0063015a" style:font-style-asian="normal"/>
    </style:style>
    <style:style style:name="T13" style:family="text">
      <style:text-properties fo:font-style="normal" officeooo:rsid="006142aa" style:font-style-asian="normal"/>
    </style:style>
    <style:style style:name="T14" style:family="text">
      <style:text-properties fo:font-style="normal" officeooo:rsid="00655c23" style:font-style-asian="normal"/>
    </style:style>
    <style:style style:name="T15" style:family="text">
      <style:text-properties fo:font-style="normal" officeooo:rsid="005bcda6" style:font-style-asian="normal"/>
    </style:style>
    <style:style style:name="T16" style:family="text">
      <style:text-properties fo:font-style="normal" fo:font-weight="bold" officeooo:rsid="004895f2" style:font-style-asian="normal" style:font-weight-asian="bold" style:font-weight-complex="bold"/>
    </style:style>
    <style:style style:name="T17" style:family="text">
      <style:text-properties fo:font-style="normal" fo:font-weight="bold" officeooo:rsid="0064b584" style:font-style-asian="normal" style:font-weight-asian="bold" style:font-weight-complex="bold"/>
    </style:style>
    <style:style style:name="T18" style:family="text">
      <style:text-properties fo:font-style="normal" fo:font-weight="bold" officeooo:rsid="00655c23" style:font-style-asian="normal" style:font-weight-asian="bold" style:font-weight-complex="bold"/>
    </style:style>
    <style:style style:name="T19" style:family="text">
      <style:text-properties style:use-window-font-color="true" fo:font-style="normal" style:font-style-asian="normal"/>
    </style:style>
    <style:style style:name="T20" style:family="text">
      <style:text-properties style:use-window-font-color="true" fo:font-style="normal" officeooo:rsid="0064b584" style:font-style-asian="normal"/>
    </style:style>
    <style:style style:name="T21" style:family="text">
      <style:text-properties officeooo:rsid="00596000"/>
    </style:style>
    <style:style style:name="T22" style:family="text">
      <style:text-properties officeooo:rsid="005c2adf"/>
    </style:style>
    <style:style style:name="T23" style:family="text">
      <style:text-properties officeooo:rsid="005df615"/>
    </style:style>
    <style:style style:name="T24" style:family="text">
      <style:text-properties officeooo:rsid="005e3b8b"/>
    </style:style>
    <style:style style:name="T25" style:family="text">
      <style:text-properties officeooo:rsid="00604142"/>
    </style:style>
    <style:style style:name="T26" style:family="text">
      <style:text-properties fo:color="#008000" fo:font-weight="bold" style:font-weight-asian="bold" style:font-weight-complex="bold"/>
    </style:style>
    <style:style style:name="T27" style:family="text">
      <style:text-properties fo:color="#008000" fo:font-style="normal" style:font-style-asian="normal"/>
    </style:style>
    <style:style style:name="T28" style:family="text">
      <style:text-properties fo:color="#008000" fo:font-style="normal" officeooo:rsid="007079e9" style:font-style-asian="normal"/>
    </style:style>
    <style:style style:name="T29" style:family="text">
      <style:text-properties fo:color="#008000" fo:font-style="normal" officeooo:rsid="006142aa" style:font-style-asian="normal"/>
    </style:style>
    <style:style style:name="T30" style:family="text">
      <style:text-properties officeooo:rsid="006142aa"/>
    </style:style>
    <style:style style:name="T31" style:family="text">
      <style:text-properties officeooo:rsid="0064b584"/>
    </style:style>
    <style:style style:name="T32" style:family="text">
      <style:text-properties officeooo:rsid="00655c23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Fiche d’exercices : <text:span text:style-name="T21">Pile et File</text:span></text:p>
      <text:p text:style-name="P26"/>
      <text:p text:style-name="P2"><text:span text:style-name="T25">Partie A : S</text:span>tructure de pile</text:p>
      <text:p text:style-name="P13"/>
      <text:p text:style-name="P10">Dans la suite des exercices, on suppose que l’on a construit une structure de pile avec ses 4 méthodes :</text:p>
      <text:p text:style-name="P10"/>
      <table:table table:name="Tableau2" table:style-name="Tableau2">
        <table:table-column table:style-name="Tableau2.A"/>
        <table:table-column table:style-name="Tableau2.B"/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3">Empiler :</text:p>
          </table:table-cell>
          <table:table-cell table:style-name="Tableau2.B1" office:value-type="string">
            <text:p text:style-name="P10">Ajoute un élément en haut de pile</text:p>
          </table:table-cell>
          <table:table-cell table:style-name="Tableau2.C1" office:value-type="string">
            <text:p text:style-name="P3">Depiler :</text:p>
          </table:table-cell>
          <table:table-cell table:style-name="Tableau2.D1" office:value-type="string">
            <text:p text:style-name="P10">Retire un élément en haut de pile</text:p>
          </table:table-cell>
        </table:table-row>
        <table:table-row table:style-name="Tableau2.1">
          <table:table-cell table:style-name="Tableau2.A2" office:value-type="string">
            <text:p text:style-name="P3">EstVide :</text:p>
          </table:table-cell>
          <table:table-cell table:style-name="Tableau2.B2" office:value-type="string">
            <text:p text:style-name="P10">Indique si la pile est vide</text:p>
          </table:table-cell>
          <table:table-cell table:style-name="Tableau2.C2" office:value-type="string">
            <text:p text:style-name="P3">Dessus :</text:p>
          </table:table-cell>
          <table:table-cell table:style-name="Tableau2.D2" office:value-type="string">
            <text:p text:style-name="P10">Renvoie la valeur de haut de pile</text:p>
          </table:table-cell>
        </table:table-row>
      </table:table>
      <text:p text:style-name="P10"/>
      <text:p text:style-name="P5">Exercice 1 :</text:p>
      <text:p text:style-name="P18"/>
      <text:p text:style-name="P10">1) Pour une pile donn<text:span text:style-name="T22">ée</text:span>, expliquer comment <text:span text:style-name="T22">créer une nouvelle pile ou les éléments sont dans l’ordre inverse.</text:span></text:p>
      <text:p text:style-name="P15"/>
      <text:p text:style-name="P15">2) Estimer sa complexité en temps et en espace.</text:p>
      <text:p text:style-name="P15"/>
      <text:p text:style-name="P18">3) Proposer une implémentation en python de se code.</text:p>
      <text:p text:style-name="P11"/>
      <text:p text:style-name="P7"><text:span text:style-name="T3">Exercice </text:span><text:span text:style-name="T2">2</text:span><text:span text:style-name="T3"> : </text:span></text:p>
      <text:p text:style-name="P27"/>
      <text:p text:style-name="P18">1) Pour une pile donnée, expliquer comment créer une nouvelle pile ou <text:span text:style-name="T23">l’</text:span>on a échangé les 2 éléments <text:span text:style-name="T2">en </text:span><text:span text:style-name="T4">haut</text:span><text:span text:style-name="T23"> de</text:span> pile.</text:p>
      <text:p text:style-name="P18"/>
      <text:p text:style-name="P15">2) Estimer sa complexité en temps et en espace. <text:span text:style-name="T22">Proposer une implémentation en Python de ce code.</text:span></text:p>
      <text:p text:style-name="P18"/>
      <text:p text:style-name="P19"><text:span text:style-name="T23">3</text:span>) Pour une pile donnée, expliquer comment créer une nouvelle pile ou <text:span text:style-name="T23">l’</text:span>on a échangé les 2 éléments <text:span text:style-name="T2">en bas </text:span>de pile.</text:p>
      <text:p text:style-name="P19"/>
      <text:p text:style-name="P16"><text:span text:style-name="T23">4</text:span>) Estimer sa complexité en temps et en espace. <text:span text:style-name="T22">Proposer une implémentation en Python de ce code.</text:span></text:p>
      <text:p text:style-name="P18"/>
      <text:p text:style-name="P23"><text:span text:style-name="T26">Exercice 3 :</text:span> </text:p>
      <text:p text:style-name="P23"/>
      <text:p text:style-name="P20">Pour une pile de taille N, on veut créer une pile ou les K éléments en bas de pile sont inversés <text:s/>mais les autres éléments <text:span text:style-name="T25">restent inchangés</text:span>.</text:p>
      <text:p text:style-name="P20"/>
      <text:p text:style-name="P23">1) <text:span text:style-name="T30">Pour une pile de taille 8, réaliser un schéma qui montre la création de la nouvelle pile ou l’on change 3 éléments.</text:span></text:p>
      <text:p text:style-name="P23"/>
      <text:p text:style-name="P20"><text:span text:style-name="T30">2)</text:span> Proposer une implémentation en Python <text:span text:style-name="T23">et d</text:span>écrire <text:span text:style-name="T23">s</text:span>a complexité en temps et en espace.</text:p>
      <text:p text:style-name="P20"/>
      <text:p text:style-name="P28"><text:span text:style-name="T28">E</text:span><text:span text:style-name="T27">xercice </text:span><text:span text:style-name="T29">4</text:span><text:span text:style-name="T27"> : Une file à partir d’une pile</text:span></text:p>
      <text:p text:style-name="P38"><text:span text:style-name="T7"/></text:p>
      <text:p text:style-name="P31"><text:span text:style-name="T7">On propose d’utiliser la structure de pile pour réaliser une file. </text:span></text:p>
      <text:p text:style-name="P31"><text:span text:style-name="T7"/></text:p>
      <text:list xml:id="list2219409011" text:style-name="L1">
        <text:list-item>
          <text:p text:style-name="P32"><text:span text:style-name="T7">Le bas de la pile sera alors l’avant de la file. </text:span></text:p>
        </text:list-item>
        <text:list-item>
          <text:p text:style-name="P32"><text:span text:style-name="T7">Le haut de la pile sera alors l’arrière de la file.</text:span></text:p>
        </text:list-item>
      </text:list>
      <text:p text:style-name="P30"><text:span text:style-name="T10"/></text:p>
      <text:p text:style-name="P33"><text:span text:style-name="T11">1) D</text:span><text:span text:style-name="T10">écrire comment retirer un élément en fin de file. Quel serait sa complexité en temps ?</text:span></text:p>
      <text:p text:style-name="P31"><text:span text:style-name="T10"/></text:p>
      <text:p text:style-name="P31"><text:span text:style-name="T11">2</text:span><text:span text:style-name="T10">) </text:span><text:span text:style-name="T11">D</text:span><text:span text:style-name="T10">écrire comment ajouter un élément au début de file. Quel serait sa complexité en temps ?</text:span></text:p>
      <text:p text:style-name="P31"><text:span text:style-name="T10"/></text:p>
      <text:p text:style-name="P34"><text:span text:style-name="T10">3</text:span><text:span text:style-name="T7">) Proposer une implémentation en python de ces </text:span><text:span text:style-name="T12">méthodes. On le nommera Retirer et Ajouter.</text:span></text:p>
      <text:p text:style-name="P30"><text:span text:style-name="T7"/></text:p>
      <text:p text:style-name="P30"><text:span text:style-name="T7"/></text:p>
      <text:p text:style-name="P40"><text:span text:style-name="T25">Partie B : S</text:span>tructure de <text:span text:style-name="T23">F</text:span>ile</text:p>
      <text:p text:style-name="P14"/>
      <text:p text:style-name="P12">Dans la suite des exercices, on suppose que l’on a construit une structure de <text:span text:style-name="T23">f</text:span>ile avec ses <text:span text:style-name="T23">5</text:span> méthodes :</text:p>
      <text:p text:style-name="P12"/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<text:span text:style-name="T23">Ajouter</text:span> :</text:p>
          </table:table-cell>
          <table:table-cell table:style-name="Tableau1.B1" office:value-type="string">
            <text:p text:style-name="P12">Ajoute un élément <text:span text:style-name="T23">au début de la file</text:span></text:p>
          </table:table-cell>
          <table:table-cell table:style-name="Tableau1.C1" office:value-type="string">
            <text:p text:style-name="P4"><text:span text:style-name="T23">Retirer</text:span>:</text:p>
          </table:table-cell>
          <table:table-cell table:style-name="Tableau1.D1" office:value-type="string">
            <text:p text:style-name="P12">Retire un élément en <text:span text:style-name="T23">fin de file</text:span></text:p>
          </table:table-cell>
        </table:table-row>
        <table:table-row table:style-name="Tableau1.1">
          <table:table-cell table:style-name="Tableau1.A2" office:value-type="string">
            <text:p text:style-name="P4"><text:span text:style-name="T23">Avant</text:span>:</text:p>
          </table:table-cell>
          <table:table-cell table:style-name="Tableau1.B2" office:value-type="string">
            <text:p text:style-name="P12">Renvoie la valeur <text:span text:style-name="T23">au début de la file</text:span></text:p>
          </table:table-cell>
          <table:table-cell table:style-name="Tableau1.C2" office:value-type="string">
            <text:p text:style-name="P4"><text:span text:style-name="T23">Arriere</text:span>:</text:p>
          </table:table-cell>
          <table:table-cell table:style-name="Tableau1.D2" office:value-type="string">
            <text:p text:style-name="P12">Renvoie la valeur <text:span text:style-name="T23">en fin de file</text:span></text:p>
          </table:table-cell>
        </table:table-row>
        <table:table-row table:style-name="Tableau1.1">
          <table:table-cell table:style-name="Tableau1.A2" office:value-type="string">
            <text:p text:style-name="P4">EstVide :</text:p>
          </table:table-cell>
          <table:table-cell table:style-name="Tableau1.B3" office:value-type="string">
            <text:p text:style-name="P12">Indique si la pile est vide</text:p>
          </table:table-cell>
          <table:table-cell table:style-name="Tableau1.C3" office:value-type="string">
            <text:p text:style-name="P4"/>
          </table:table-cell>
          <table:table-cell table:style-name="Tableau1.D3" office:value-type="string">
            <text:p text:style-name="P12"/>
          </table:table-cell>
        </table:table-row>
      </table:table>
      <text:p text:style-name="P12"/>
      <text:p text:style-name="P6">Exercice <text:span text:style-name="T32">5</text:span>:</text:p>
      <text:p text:style-name="P19"/>
      <text:p text:style-name="P25"><text:span text:style-name="T19">1) Décrire la concaténation de 2 files. En donner une implémentation simple en Python.</text:span></text:p>
      <text:p text:style-name="P12"/>
      <text:p text:style-name="P12"><text:span text:style-name="T32">2</text:span>) Pour une <text:span text:style-name="T24">f</text:span>ile donn<text:span text:style-name="T22">ée</text:span>, expliquer comment <text:span text:style-name="T22">créer une nouvelle file ou les éléments sont dans l’ordre inverse.</text:span></text:p>
      <text:p text:style-name="P16"/>
      <text:p text:style-name="P17"><text:span text:style-name="T32">3</text:span>) Estimer sa complexité en temps et en espace. <text:span text:style-name="T32">En proposer une implémentation en python.</text:span></text:p>
      <text:p text:style-name="P12"/>
      <text:p text:style-name="P8"><text:span text:style-name="T3">Exercice </text:span><text:span text:style-name="T6">6</text:span><text:span text:style-name="T3">: </text:span></text:p>
      <text:p text:style-name="P21"><text:span text:style-name="T20"/></text:p>
      <text:p text:style-name="P22">Pour une <text:span text:style-name="T31">f</text:span>ile de taille N, on veut créer une <text:span text:style-name="T31">f</text:span>ile ou les K éléments en <text:span text:style-name="T31">fin </text:span>de <text:span text:style-name="T31">f</text:span>ile sont inversés <text:s/>mais les autres éléments <text:span text:style-name="T25">restent inchangés</text:span>.</text:p>
      <text:p text:style-name="P22"/>
      <text:p text:style-name="P24">1) <text:span text:style-name="T30">Pour une file de taille 10, réaliser un schéma qui montre la création de la nouvelle file ou l’on a échangé 4 éléments en fin de file.</text:span></text:p>
      <text:p text:style-name="P24"/>
      <text:p text:style-name="P29"><text:span text:style-name="T13">2)</text:span><text:span text:style-name="T8"> Proposer une implémentation en Python </text:span><text:span text:style-name="T9">et d</text:span><text:span text:style-name="T8">écrire </text:span><text:span text:style-name="T9">s</text:span><text:span text:style-name="T8">a complexité en temps et en espace.</text:span></text:p>
      <text:p text:style-name="P29"><text:span text:style-name="T8"/></text:p>
      <text:p text:style-name="P9"><text:span text:style-name="T16">Exercice </text:span><text:span text:style-name="T18">7</text:span><text:span text:style-name="T16">: </text:span></text:p>
      <text:p text:style-name="P9"><text:span text:style-name="T16"/></text:p>
      <text:p text:style-name="P35"><text:span text:style-name="T7">Si on se donne une file, on veut construire une file palindrome </text:span><text:span text:style-name="T14">dont la première moitié est la file de départ alors que la seconde moité est l’inverse de la file de départ. </text:span></text:p>
      <text:p text:style-name="P35"><text:span text:style-name="T14"/></text:p>
      <text:p text:style-name="P36"><text:span text:style-name="T7">1) Décrire les étapes de construction de cette file sur </text:span><text:span text:style-name="T7"><draw:frame draw:style-name="fr1" draw:name="Objet1" text:anchor-type="as-char" svg:y="-0.377cm" svg:width="3.113cm" svg:height="0.482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7">.</text:span></text:p>
      <text:p text:style-name="P36"><text:span text:style-name="T7"/></text:p>
      <text:p text:style-name="P36"><text:span text:style-name="T7">2) </text:span><text:span text:style-name="T15">Estimer sa complexité en temps et en espace. </text:span><text:span text:style-name="T7">En proposer une implémentation en python.</text:span></text:p>
      <text:p text:style-name="P36"><text:span text:style-name="T7"/></text:p>
      <text:p text:style-name="P37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Header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Comic Sans MS" fo:font-weight="bold" officeooo:rsid="003bfe68" officeooo:paragraph-rsid="003bfe68" style:font-weight-asian="bold" style:font-weight-complex="bold"/>
    </style:style>
    <style:style style:name="MP2" style:family="paragraph" style:parent-style-name="Footer">
      <style:paragraph-properties fo:text-align="end" style:justify-single-word="false"/>
      <style:text-properties style:font-name="Comic Sans MS" fo:font-size="10pt" fo:font-weight="bold" style:font-size-asian="10pt" style:font-weight-asian="bold" style:font-size-complex="10pt" style:font-weight-complex="bold"/>
    </style:style>
    <style:style style:name="MT1" style:family="text">
      <style:text-properties officeooo:rsid="00596000"/>
    </style:style>
    <style:style style:name="MT2" style:family="text">
      <style:text-properties officeooo:rsid="00560181"/>
    </style:style>
    <style:page-layout style:name="Mpm1">
      <style:page-layout-properties fo:page-width="21.001cm" fo:page-height="29.7cm" style:num-format="1" style:print-orientation="portrait" fo:margin-top="0.499cm" fo:margin-bottom="0.49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Formation DIU <text:s/></text:span><text:tab/><text:tab/><text:tab/><text:tab/><text:tab/><text:tab/><text:tab/><text:tab/><text:tab/><text:tab/><text:tab/><text:tab/><text:tab/><text:tab/><text:tab/><text:tab/><text:tab/><text:tab/><text:tab/>Année 201<text:span text:style-name="MT2">9</text:span>-20<text:span text:style-name="MT2">20</text:span></text:p>
      </style:header>
      <style:footer>
        <text:p text:style-name="MP2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4T01:05:30.105000000</meta:creation-date>
    <dc:date>2020-06-15T04:17:54.144000000</dc:date>
    <meta:editing-duration>PT3H20M29S</meta:editing-duration>
    <meta:editing-cycles>35</meta:editing-cycles>
    <meta:generator>LibreOffice/6.2.5.2$Windows_X86_64 LibreOffice_project/1ec314fa52f458adc18c4f025c545a4e8b22c159</meta:generator>
    <meta:print-date>2015-09-04T02:41:23.317000000</meta:print-date>
    <meta:document-statistic meta:table-count="2" meta:image-count="0" meta:object-count="1" meta:page-count="2" meta:paragraph-count="57" meta:word-count="604" meta:character-count="3219" meta:non-whitespace-character-count="2645"/>
  </office:meta>
</office:document-meta>
</file>

<file path=Object 1/content.xml><?xml version="1.0" encoding="utf-8"?>
<math xmlns="http://www.w3.org/1998/Math/MathML" display="block">
  <semantics>
    <mrow>
      <mi>F</mi>
      <mo stretchy="false">=</mo>
      <mrow>
        <mo fence="true" stretchy="false">[</mo>
        <mrow>
          <mrow>
            <mn>2</mn>
            <mi>,</mi>
            <mn>4</mn>
            <mn>,6</mn>
            <mn>,8</mn>
            <mn>,10</mn>
          </mrow>
        </mrow>
        <mo fence="true" stretchy="false">]</mo>
      </mrow>
    </mrow>
    <annotation encoding="StarMath 5.0">F = [2, 4,6,8,10]</annotation>
  </semantics>
</math>
</file>